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/>
    <style:font-face style:name="Symbol" svg:font-family="Symbol"/>
    <style:font-face style:name="ヒラギノ角ゴ Pro W3" svg:font-family="'ヒラギノ角ゴ Pro W3'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Roman No9 L1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List_20_Paragraph">
      <style:paragraph-properties fo:margin-left="0.63cm" fo:margin-right="0cm" fo:margin-top="0cm" fo:margin-bottom="0cm" style:contextual-spacing="false" style:line-height-at-least="0.176cm" fo:text-indent="0cm" style:auto-text-indent="false"/>
      <style:text-properties fo:color="#000000"/>
    </style:style>
    <style:style style:name="P2" style:family="paragraph" style:parent-style-name="List_20_Paragraph">
      <style:paragraph-properties fo:margin-left="0cm" fo:margin-right="0cm" fo:margin-top="0cm" fo:margin-bottom="0cm" style:contextual-spacing="false" style:line-height-at-least="0.176cm" fo:text-indent="0cm" style:auto-text-indent="false"/>
      <style:text-properties fo:color="#000000" style:font-name="Nimbus Roman No9 L1" fo:font-size="10pt" style:font-size-asian="10pt" style:font-name-complex="Nimbus Roman No9 L1" style:font-size-complex="10pt"/>
    </style:style>
    <style:style style:name="P3" style:family="paragraph" style:parent-style-name="Standard" style:list-style-name="WW8Num4">
      <style:paragraph-properties fo:margin-top="0cm" fo:margin-bottom="0cm" style:contextual-spacing="false" fo:line-height="87%" fo:text-align="start" style:justify-single-word="false" fo:orphans="0" fo:widows="0" style:punctuation-wrap="hanging"/>
      <style:text-properties fo:color="#000000" style:font-name="Nimbus Roman No9 L" fo:font-size="12pt" officeooo:paragraph-rsid="00432057" style:font-size-asian="12pt" style:font-size-complex="12pt"/>
    </style:style>
    <style:style style:name="P4" style:family="paragraph" style:parent-style-name="Standard" style:list-style-name="WW8Num4">
      <style:paragraph-properties fo:margin-top="0cm" fo:margin-bottom="0cm" style:contextual-spacing="false" fo:line-height="87%" fo:text-align="start" style:justify-single-word="false" fo:orphans="0" fo:widows="0" style:punctuation-wrap="hanging"/>
      <style:text-properties fo:color="#000000" style:font-name="Nimbus Roman No9 L" fo:font-size="12pt" officeooo:rsid="0022eee4" officeooo:paragraph-rsid="0022eee4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style:font-name="Nimbus Roman No9 L" fo:font-size="12pt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style:font-name="Nimbus Roman No9 L" fo:font-size="12pt" officeooo:paragraph-rsid="00253366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 style:line-height-at-least="0.176cm" fo:text-align="end" style:justify-single-word="false" fo:orphans="0" fo:widows="0" style:punctuation-wrap="hanging"/>
      <style:text-properties fo:color="#000000" style:font-name="Nimbus Roman No9 L" fo:font-size="12pt" style:font-size-asian="12pt" style:font-size-complex="12pt"/>
    </style:style>
    <style:style style:name="P8" style:family="paragraph" style:parent-style-name="Standard" style:list-style-name="WW8Num4">
      <style:paragraph-properties fo:margin-top="0cm" fo:margin-bottom="0cm" style:contextual-spacing="false" fo:line-height="87%" fo:text-align="start" style:justify-single-word="false" fo:orphans="0" fo:widows="0" style:punctuation-wrap="hanging"/>
      <style:text-properties fo:color="#000000" style:font-name="Nimbus Roman No9 L" fo:font-size="12pt" officeooo:rsid="00432057" officeooo:paragraph-rsid="00432057" style:font-size-asian="12pt" style:font-size-complex="12pt"/>
    </style:style>
    <style:style style:name="P9" style:family="paragraph" style:parent-style-name="Standard">
      <style:paragraph-properties fo:margin-top="0cm" fo:margin-bottom="0cm" style:contextual-spacing="false" style:line-height-at-least="0.176cm" fo:orphans="0" fo:widows="0"/>
      <style:text-properties fo:color="#000000" style:font-name="Nimbus Roman No9 L1" fo:font-size="10pt" fo:font-weight="bold" style:font-size-asian="10pt" style:font-weight-asian="bold" style:font-name-complex="Nimbus Roman No9 L1" style:font-size-complex="10pt" style:font-weight-complex="bold"/>
    </style:style>
    <style:style style:name="P10" style:family="paragraph" style:parent-style-name="Standard">
      <style:paragraph-properties fo:margin-top="0cm" fo:margin-bottom="0cm" style:contextual-spacing="false" style:line-height-at-least="0.176cm" fo:text-align="center" style:justify-single-word="false" fo:orphans="0" fo:widows="0"/>
      <style:text-properties fo:color="#000000" style:font-name="Nimbus Roman No9 L1" fo:font-size="10pt" fo:font-weight="bold" style:font-size-asian="10pt" style:font-weight-asian="bold" style:font-name-complex="Nimbus Roman No9 L1" style:font-size-complex="10pt" style:font-weight-complex="bold"/>
    </style:style>
    <style:style style:name="P11" style:family="paragraph" style:parent-style-name="Standard">
      <style:paragraph-properties fo:margin-top="0cm" fo:margin-bottom="0cm" style:contextual-spacing="false" fo:line-height="97%" fo:text-align="center" style:justify-single-word="false" fo:orphans="0" fo:widows="0"/>
      <style:text-properties fo:color="#000000" style:font-name="Nimbus Roman No9 L1" fo:font-size="10pt" fo:font-weight="bold" style:font-size-asian="10pt" style:font-weight-asian="bold" style:font-name-complex="Nimbus Roman No9 L1" style:font-size-complex="10pt" style:font-weight-complex="bold"/>
    </style:style>
    <style:style style:name="P12" style:family="paragraph" style:parent-style-name="Standard">
      <style:paragraph-properties fo:margin-top="0cm" fo:margin-bottom="0cm" style:contextual-spacing="false" fo:line-height="0.679cm" fo:orphans="0" fo:widows="0"/>
      <style:text-properties fo:color="#000000" style:font-name="Nimbus Roman No9 L1" fo:font-size="10pt" style:font-size-asian="10pt" style:font-name-complex="Nimbus Roman No9 L1" style:font-size-complex="10pt"/>
    </style:style>
    <style:style style:name="P13" style:family="paragraph" style:parent-style-name="Standard">
      <style:paragraph-properties fo:margin-top="0cm" fo:margin-bottom="0cm" style:contextual-spacing="false" style:line-height-at-least="0.176cm" fo:orphans="0" fo:widows="0"/>
      <style:text-properties fo:color="#000000" style:font-name="Nimbus Roman No9 L1" fo:font-size="10pt" style:font-size-asian="10pt" style:font-name-complex="Nimbus Roman No9 L1" style:font-size-complex="10pt"/>
    </style:style>
    <style:style style:name="P14" style:family="paragraph" style:parent-style-name="Standard">
      <style:paragraph-properties fo:margin-top="0cm" fo:margin-bottom="0cm" style:contextual-spacing="false" fo:line-height="0.529cm" fo:orphans="0" fo:widows="0"/>
      <style:text-properties fo:color="#000000" style:font-name="Nimbus Roman No9 L1" fo:font-size="10pt" style:font-size-asian="10pt" style:font-name-complex="Nimbus Roman No9 L1" style:font-size-complex="10pt"/>
    </style:style>
    <style:style style:name="P15" style:family="paragraph" style:parent-style-name="Standard">
      <style:paragraph-properties fo:margin-top="0cm" fo:margin-bottom="0cm" style:contextual-spacing="false" fo:line-height="0.496cm" fo:orphans="0" fo:widows="0"/>
      <style:text-properties fo:color="#000000" style:font-name="Nimbus Roman No9 L1" fo:font-size="10pt" style:font-size-asian="10pt" style:font-name-complex="Nimbus Roman No9 L1" style:font-size-complex="10pt"/>
    </style:style>
    <style:style style:name="P16" style:family="paragraph" style:parent-style-name="Standard">
      <style:paragraph-properties fo:margin-top="0cm" fo:margin-bottom="0cm" style:contextual-spacing="false" fo:line-height="0.487cm" fo:orphans="0" fo:widows="0"/>
      <style:text-properties fo:color="#000000" style:font-name="Nimbus Roman No9 L1" fo:font-size="10pt" style:font-size-asian="10pt" style:font-name-complex="Nimbus Roman No9 L1" style:font-size-complex="10pt"/>
    </style:style>
    <style:style style:name="P17" style:family="paragraph" style:parent-style-name="Standard">
      <style:paragraph-properties fo:margin-top="0cm" fo:margin-bottom="0cm" style:contextual-spacing="false" fo:line-height="0.395cm" fo:orphans="0" fo:widows="0"/>
      <style:text-properties fo:color="#000000" style:font-name="Nimbus Roman No9 L1" fo:font-size="10pt" style:font-size-asian="10pt" style:font-name-complex="Nimbus Roman No9 L1" style:font-size-complex="10pt"/>
    </style:style>
    <style:style style:name="P18" style:family="paragraph" style:parent-style-name="Standard">
      <style:paragraph-properties fo:margin-top="0cm" fo:margin-bottom="0cm" style:contextual-spacing="false" fo:line-height="0.593cm" fo:orphans="0" fo:widows="0"/>
      <style:text-properties fo:color="#000000" style:font-name="Nimbus Roman No9 L1" fo:font-size="10pt" style:font-size-asian="10pt" style:font-name-complex="Nimbus Roman No9 L1" style:font-size-complex="10pt"/>
    </style:style>
    <style:style style:name="P19" style:family="paragraph" style:parent-style-name="Standard">
      <style:paragraph-properties fo:margin-top="0cm" fo:margin-bottom="0cm" style:contextual-spacing="false" fo:line-height="0.102cm" fo:orphans="0" fo:widows="0"/>
      <style:text-properties fo:color="#000000" style:font-name="Nimbus Roman No9 L1" fo:font-size="10pt" style:font-size-asian="10pt" style:font-name-complex="Nimbus Roman No9 L1" style:font-size-complex="10pt"/>
    </style:style>
    <style:style style:name="P20" style:family="paragraph" style:parent-style-name="Standard">
      <style:paragraph-properties fo:margin-top="0cm" fo:margin-bottom="0cm" style:contextual-spacing="false" fo:line-height="0.589cm" fo:orphans="0" fo:widows="0"/>
      <style:text-properties fo:color="#000000" style:font-name="Nimbus Roman No9 L1" fo:font-size="10pt" style:font-size-asian="10pt" style:font-name-complex="Nimbus Roman No9 L1" style:font-size-complex="10pt"/>
    </style:style>
    <style:style style:name="P21" style:family="paragraph" style:parent-style-name="Standard">
      <style:paragraph-properties fo:margin-top="0cm" fo:margin-bottom="0cm" style:contextual-spacing="false" fo:line-height="0.482cm" fo:text-align="center" style:justify-single-word="false" fo:orphans="0" fo:widows="0"/>
      <style:text-properties fo:color="#000000" style:font-name="Nimbus Roman No9 L1" fo:font-size="10pt" style:font-size-asian="10pt" style:font-name-complex="Nimbus Roman No9 L1" style:font-size-complex="10pt"/>
    </style:style>
    <style:style style:name="P22" style:family="paragraph" style:parent-style-name="Standard">
      <style:paragraph-properties fo:margin-top="0cm" fo:margin-bottom="0cm" style:contextual-spacing="false" fo:line-height="0.104cm" fo:text-align="center" style:justify-single-word="false" fo:orphans="0" fo:widows="0"/>
      <style:text-properties fo:color="#000000" style:font-name="Nimbus Roman No9 L1" fo:font-size="10pt" style:font-size-asian="10pt" style:font-name-complex="Nimbus Roman No9 L1" style:font-size-complex="10pt"/>
    </style:style>
    <style:style style:name="P23" style:family="paragraph" style:parent-style-name="Standard">
      <style:paragraph-properties fo:margin-top="0cm" fo:margin-bottom="0cm" style:contextual-spacing="false" fo:line-height="0.005cm" fo:text-align="center" style:justify-single-word="false" fo:orphans="0" fo:widows="0"/>
      <style:text-properties fo:color="#000000" style:font-name="Nimbus Roman No9 L1" fo:font-size="10pt" style:font-size-asian="10pt" style:font-name-complex="Nimbus Roman No9 L1" style:font-size-complex="10pt"/>
    </style:style>
    <style:style style:name="P24" style:family="paragraph" style:parent-style-name="Standard">
      <style:paragraph-properties fo:margin-top="0cm" fo:margin-bottom="0cm" style:contextual-spacing="false" fo:line-height="0.002cm" fo:text-align="center" style:justify-single-word="false" fo:orphans="0" fo:widows="0"/>
      <style:text-properties fo:color="#000000" style:font-name="Nimbus Roman No9 L1" fo:font-size="10pt" style:font-size-asian="10pt" style:font-name-complex="Nimbus Roman No9 L1" style:font-size-complex="10pt"/>
    </style:style>
    <style:style style:name="P25" style:family="paragraph" style:parent-style-name="Standard">
      <style:paragraph-properties fo:margin-top="0cm" fo:margin-bottom="0cm" style:contextual-spacing="false" style:line-height-at-least="0.176cm" fo:text-align="center" style:justify-single-word="false" fo:orphans="0" fo:widows="0"/>
      <style:text-properties fo:color="#000000"/>
    </style:style>
    <style:style style:name="P26" style:family="paragraph" style:parent-style-name="Standard" style:list-style-name="L5">
      <style:paragraph-properties fo:margin-top="0cm" fo:margin-bottom="0cm" style:contextual-spacing="false" fo:line-height="87%" fo:text-align="justify" style:justify-single-word="false" fo:orphans="0" fo:widows="0" style:punctuation-wrap="hanging"/>
      <style:text-properties fo:font-size="12pt" officeooo:paragraph-rsid="003f2264" style:font-size-asian="12pt" style:font-size-complex="12pt"/>
    </style:style>
    <style:style style:name="P27" style:family="paragraph" style:parent-style-name="Standard" style:list-style-name="L4">
      <style:paragraph-properties fo:margin-top="0cm" fo:margin-bottom="0cm" style:contextual-spacing="false" fo:line-height="87%" fo:text-align="justify" style:justify-single-word="false" fo:orphans="0" fo:widows="0" style:punctuation-wrap="hanging"/>
      <style:text-properties fo:font-size="12pt" officeooo:paragraph-rsid="003eeb52" style:font-size-asian="12pt" style:font-size-complex="12pt"/>
    </style:style>
    <style:style style:name="P28" style:family="paragraph" style:parent-style-name="Standard" style:list-style-name="L4">
      <style:paragraph-properties fo:margin-top="0cm" fo:margin-bottom="0cm" style:contextual-spacing="false" fo:line-height="87%" fo:text-align="justify" style:justify-single-word="false" fo:orphans="0" fo:widows="0" style:punctuation-wrap="hanging"/>
      <style:text-properties fo:font-size="12pt" officeooo:paragraph-rsid="003d153e" style:font-size-asian="12pt" style:font-size-complex="12pt"/>
    </style:style>
    <style:style style:name="P29" style:family="paragraph" style:parent-style-name="Standard">
      <style:paragraph-properties fo:margin-top="0cm" fo:margin-bottom="0cm" style:contextual-spacing="false" fo:line-height="87%" fo:text-align="justify" style:justify-single-word="false" fo:orphans="0" fo:widows="0" style:punctuation-wrap="hanging"/>
      <style:text-properties fo:font-size="12pt" officeooo:paragraph-rsid="0022eee4" style:font-size-asian="12pt" style:font-size-complex="12pt"/>
    </style:style>
    <style:style style:name="P30" style:family="paragraph" style:parent-style-name="Standard">
      <style:paragraph-properties fo:margin-top="0cm" fo:margin-bottom="0cm" style:contextual-spacing="false" fo:line-height="87%" fo:text-align="justify" style:justify-single-word="false" fo:orphans="0" fo:widows="0" style:punctuation-wrap="hanging"/>
      <style:text-properties fo:font-size="12pt" officeooo:paragraph-rsid="004185e0" style:font-size-asian="12pt" style:font-size-complex="12pt"/>
    </style:style>
    <style:style style:name="P31" style:family="paragraph" style:parent-style-name="Standard" style:master-page-name="Standard">
      <style:paragraph-properties fo:margin-top="0cm" fo:margin-bottom="0cm" style:contextual-spacing="false" style:line-height-at-least="0.176cm" fo:text-align="center" style:justify-single-word="false" fo:orphans="0" fo:widows="0" style:page-number="auto"/>
      <style:text-properties fo:color="#000000" style:font-name="Nimbus Roman No9 L1" fo:font-size="10pt" fo:font-weight="bold" style:font-size-asian="10pt" style:font-weight-asian="bold" style:font-name-complex="Nimbus Roman No9 L1" style:font-size-complex="10pt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000000" style:font-name="Nimbus Roman No9 L1" fo:font-size="12pt" fo:font-weight="bold" style:font-size-asian="12pt" style:font-weight-asian="bold" style:font-name-complex="Nimbus Roman No9 L1" style:font-size-complex="12pt" style:font-weight-complex="bold"/>
    </style:style>
    <style:style style:name="P33" style:family="paragraph" style:parent-style-name="Standard">
      <style:text-properties fo:color="#000000" style:font-name="Nimbus Roman No9 L1" fo:font-size="10pt" style:font-size-asian="10pt" style:font-name-complex="Nimbus Roman No9 L1" style:font-size-complex="10pt"/>
    </style:style>
    <style:style style:name="P34" style:family="paragraph" style:parent-style-name="Standard">
      <style:paragraph-properties style:line-height-at-least="0.176cm" fo:text-align="end" style:justify-single-word="false"/>
      <style:text-properties fo:color="#000000" style:font-name="Nimbus Roman No9 L" fo:font-size="12pt" fo:language="en" fo:country="US" officeooo:paragraph-rsid="00253366" style:font-name-asian="Nimbus Roman No9 L1" style:font-size-asian="12pt" style:font-name-complex="Nimbus Roman No9 L1" style:font-size-complex="12pt"/>
    </style:style>
    <style:style style:name="P35" style:family="paragraph" style:parent-style-name="Standard" style:list-style-name="WW8Num1">
      <style:paragraph-properties fo:margin-left="1.122cm" fo:margin-right="0cm" fo:margin-top="0cm" fo:margin-bottom="0cm" style:contextual-spacing="false" style:line-height-at-least="0.176cm" fo:text-align="justify" style:justify-single-word="false" fo:orphans="0" fo:widows="0" fo:text-indent="-0.635cm" style:auto-text-indent="false" style:punctuation-wrap="hanging">
        <style:tab-stops>
          <style:tab-stop style:position="1.129cm"/>
        </style:tab-stops>
      </style:paragraph-properties>
      <style:text-properties fo:color="#000000" style:font-name="Nimbus Roman No9 L1" fo:font-size="10pt" style:font-size-asian="10pt" style:font-name-complex="Nimbus Roman No9 L1" style:font-size-complex="10pt"/>
    </style:style>
    <style:style style:name="P36" style:family="paragraph" style:parent-style-name="Standard" style:list-style-name="WW8Num1">
      <style:paragraph-properties fo:margin-left="1.122cm" fo:margin-right="0cm" fo:margin-top="0cm" fo:margin-bottom="0cm" style:contextual-spacing="false" style:line-height-at-least="0.176cm" fo:text-align="justify" style:justify-single-word="false" fo:orphans="0" fo:widows="0" fo:text-indent="-0.635cm" style:auto-text-indent="false" style:punctuation-wrap="hanging">
        <style:tab-stops>
          <style:tab-stop style:position="0.953cm"/>
        </style:tab-stops>
      </style:paragraph-properties>
      <style:text-properties fo:color="#000000"/>
    </style:style>
    <style:style style:name="P37" style:family="paragraph" style:parent-style-name="Standard" style:list-style-name="WW8Num1">
      <style:paragraph-properties fo:margin-left="1.129cm" fo:margin-right="0cm" fo:margin-top="0cm" fo:margin-bottom="0cm" style:contextual-spacing="false" style:line-height-at-least="0.176cm" fo:text-align="justify" style:justify-single-word="false" fo:orphans="0" fo:widows="0" fo:text-indent="-0.635cm" style:auto-text-indent="false" style:punctuation-wrap="hanging">
        <style:tab-stops>
          <style:tab-stop style:position="1.129cm"/>
        </style:tab-stops>
      </style:paragraph-properties>
      <style:text-properties fo:color="#000000" style:font-name="Nimbus Roman No9 L1" fo:font-size="10pt" style:font-size-asian="10pt" style:font-name-complex="Nimbus Roman No9 L1" style:font-size-complex="10pt"/>
    </style:style>
    <style:style style:name="P38" style:family="paragraph" style:parent-style-name="Standard" style:list-style-name="WW8Num3">
      <style:paragraph-properties fo:margin-left="0.741cm" fo:margin-right="0.035cm" fo:margin-top="0cm" fo:margin-bottom="0cm" style:contextual-spacing="false" fo:line-height="96%" fo:text-align="justify" style:justify-single-word="false" fo:orphans="0" fo:widows="0" fo:text-indent="-0.635cm" style:auto-text-indent="false" style:punctuation-wrap="hanging"/>
      <style:text-properties fo:color="#000000" style:font-name="Nimbus Roman No9 L1" fo:font-size="10pt" style:font-size-asian="10pt" style:font-name-complex="Nimbus Roman No9 L1" style:font-size-complex="10pt"/>
    </style:style>
    <style:style style:name="P39" style:family="paragraph" style:parent-style-name="Standard" style:list-style-name="WW8Num2">
      <style:paragraph-properties fo:margin-left="0.423cm" fo:margin-right="0cm" fo:margin-top="0cm" fo:margin-bottom="0cm" style:contextual-spacing="false" style:line-height-at-least="0.176cm" fo:text-align="justify" style:justify-single-word="false" fo:orphans="0" fo:widows="0" fo:text-indent="-0.635cm" style:auto-text-indent="false" style:punctuation-wrap="hanging">
        <style:tab-stops>
          <style:tab-stop style:position="0.423cm"/>
        </style:tab-stops>
      </style:paragraph-properties>
      <style:text-properties fo:color="#000000" style:font-name="Nimbus Roman No9 L1" fo:font-size="10pt" style:font-size-asian="10pt" style:font-name-complex="Nimbus Roman No9 L1" style:font-size-complex="10pt"/>
    </style:style>
    <style:style style:name="P40" style:family="paragraph" style:parent-style-name="Standard">
      <style:paragraph-properties fo:margin-left="0cm" fo:margin-right="0.564cm" fo:margin-top="0cm" fo:margin-bottom="0cm" style:contextual-spacing="false" fo:line-height="87%" fo:text-align="justify" style:justify-single-word="false" fo:orphans="0" fo:widows="0" fo:text-indent="0cm" style:auto-text-indent="false" style:punctuation-wrap="hanging"/>
      <style:text-properties fo:color="#000000" style:font-name="Nimbus Roman No9 L" fo:font-size="12pt" officeooo:paragraph-rsid="003c612b" style:font-size-asian="12pt" style:font-name-complex="Nimbus Roman No9 L1" style:font-size-complex="12pt"/>
    </style:style>
    <style:style style:name="P41" style:family="paragraph" style:parent-style-name="Standard">
      <style:paragraph-properties fo:margin-left="0cm" fo:margin-right="0.564cm" fo:margin-top="0cm" fo:margin-bottom="0cm" style:contextual-spacing="false" fo:line-height="87%" fo:text-align="justify" style:justify-single-word="false" fo:orphans="0" fo:widows="0" fo:text-indent="0cm" style:auto-text-indent="false" style:punctuation-wrap="hanging"/>
      <style:text-properties fo:color="#000000" style:font-name="Nimbus Roman No9 L" fo:font-size="12pt" officeooo:paragraph-rsid="00379db1" style:font-size-asian="12pt" style:font-name-complex="Nimbus Roman No9 L1" style:font-size-complex="12pt"/>
    </style:style>
    <style:style style:name="P42" style:family="paragraph" style:parent-style-name="Standard">
      <style:paragraph-properties fo:margin-left="0cm" fo:margin-right="0.564cm" fo:margin-top="0cm" fo:margin-bottom="0cm" style:contextual-spacing="false" fo:line-height="87%" fo:text-align="justify" style:justify-single-word="false" fo:orphans="0" fo:widows="0" fo:text-indent="0cm" style:auto-text-indent="false" style:punctuation-wrap="hanging"/>
      <style:text-properties fo:color="#000000" style:font-name="Nimbus Roman No9 L" fo:font-size="12pt" officeooo:rsid="003d153e" officeooo:paragraph-rsid="003d153e" style:font-size-asian="12pt" style:font-name-complex="Nimbus Roman No9 L1" style:font-size-complex="12pt"/>
    </style:style>
    <style:style style:name="P43" style:family="paragraph" style:parent-style-name="Standard">
      <style:paragraph-properties fo:margin-left="0cm" fo:margin-right="0.564cm" fo:margin-top="0cm" fo:margin-bottom="0cm" style:contextual-spacing="false" fo:line-height="87%" fo:orphans="0" fo:widows="0" fo:text-indent="0cm" style:auto-text-indent="false" style:punctuation-wrap="hanging"/>
      <style:text-properties fo:color="#000000" style:font-name="Nimbus Roman No9 L1" fo:font-size="10pt" style:font-size-asian="10pt" style:font-name-complex="Nimbus Roman No9 L1" style:font-size-complex="10pt"/>
    </style:style>
    <style:style style:name="P44" style:family="paragraph" style:parent-style-name="Standard">
      <style:paragraph-properties fo:margin-left="3.951cm" fo:margin-right="1.799cm" fo:margin-top="0cm" fo:margin-bottom="0cm" style:contextual-spacing="false" fo:line-height="86%" fo:text-align="center" style:justify-single-word="false" fo:orphans="0" fo:widows="0" fo:text-indent="-2.129cm" style:auto-text-indent="false" style:punctuation-wrap="hanging"/>
      <style:text-properties fo:color="#000000" style:font-name="Nimbus Roman No9 L1" fo:font-size="10pt" fo:font-weight="bold" style:font-size-asian="10pt" style:font-weight-asian="bold" style:font-name-complex="Nimbus Roman No9 L1" style:font-size-complex="10pt" style:font-weight-complex="bold"/>
    </style:style>
    <style:style style:name="P45" style:family="paragraph" style:parent-style-name="Standard">
      <style:paragraph-properties fo:margin-left="0.423cm" fo:margin-right="0cm" fo:margin-top="0cm" fo:margin-bottom="0cm" style:contextual-spacing="false" fo:line-height="96%" fo:orphans="0" fo:widows="0" fo:text-indent="0cm" style:auto-text-indent="false">
        <style:tab-stops>
          <style:tab-stop style:position="5.045cm"/>
        </style:tab-stops>
      </style:paragraph-properties>
      <style:text-properties fo:color="#000000"/>
    </style:style>
    <style:style style:name="P46" style:family="paragraph" style:parent-style-name="Standard">
      <style:paragraph-properties fo:margin-left="0.423cm" fo:margin-right="3.246cm" fo:margin-top="0cm" fo:margin-bottom="0cm" style:contextual-spacing="false" fo:line-height="87%" fo:orphans="0" fo:widows="0" fo:text-indent="0.004cm" style:auto-text-indent="false" style:punctuation-wrap="hanging"/>
      <style:text-properties fo:color="#000000" style:font-name="Nimbus Roman No9 L1" fo:font-size="10pt" style:font-size-asian="10pt" style:font-name-complex="Nimbus Roman No9 L1" style:font-size-complex="10pt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87%" fo:text-align="center" style:justify-single-word="false" fo:orphans="0" fo:widows="0" fo:text-indent="0cm" style:auto-text-indent="false" style:punctuation-wrap="hanging"/>
      <style:text-properties fo:color="#000000" style:font-name="Nimbus Roman No9 L" fo:font-size="12pt" fo:font-weight="bold" style:font-size-asian="12pt" style:font-weight-asian="bold" style:font-name-complex="Nimbus Roman No9 L1" style:font-size-complex="12pt" style:font-weight-complex="bold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87%" fo:text-align="center" style:justify-single-word="false" fo:orphans="0" fo:widows="0" fo:text-indent="0cm" style:auto-text-indent="false" style:punctuation-wrap="hanging"/>
      <style:text-properties fo:color="#000000" style:font-name="Nimbus Roman No9 L" fo:font-size="12pt" fo:font-weight="normal" style:font-size-asian="12pt" style:font-weight-asian="normal" style:font-name-complex="Nimbus Roman No9 L1" style:font-size-complex="12pt" style:font-weight-complex="normal"/>
    </style:style>
    <style:style style:name="T1" style:family="text">
      <style:text-properties style:font-name="Nimbus Roman No9 L1" fo:font-size="10pt" fo:font-weight="bold" style:font-name-asian="Nimbus Roman No9 L1" style:font-size-asian="10pt" style:font-weight-asian="bold" style:font-name-complex="Nimbus Roman No9 L1" style:font-size-complex="10pt" style:font-weight-complex="bold"/>
    </style:style>
    <style:style style:name="T2" style:family="text">
      <style:text-properties style:font-name="Nimbus Roman No9 L1" fo:font-size="10pt" fo:font-weight="bold" style:font-size-asian="10pt" style:font-weight-asian="bold" style:font-name-complex="Nimbus Roman No9 L1" style:font-size-complex="10pt" style:font-weight-complex="bold"/>
    </style:style>
    <style:style style:name="T3" style:family="text">
      <style:text-properties style:font-name="Nimbus Roman No9 L1" fo:font-size="10pt" fo:font-weight="bold" officeooo:rsid="003ac19c" style:font-size-asian="10pt" style:font-weight-asian="bold" style:font-name-complex="Nimbus Roman No9 L1" style:font-size-complex="10pt" style:font-weight-complex="bold"/>
    </style:style>
    <style:style style:name="T4" style:family="text">
      <style:text-properties style:font-name="Nimbus Roman No9 L1" fo:font-size="10pt" style:font-name-asian="Nimbus Roman No9 L1" style:font-size-asian="10pt" style:font-name-complex="Nimbus Roman No9 L1" style:font-size-complex="10pt"/>
    </style:style>
    <style:style style:name="T5" style:family="text">
      <style:text-properties style:font-name="Nimbus Roman No9 L1" fo:font-size="10pt" style:font-size-asian="10pt" style:font-name-complex="Nimbus Roman No9 L1" style:font-size-complex="10pt"/>
    </style:style>
    <style:style style:name="T6" style:family="text">
      <style:text-properties style:font-name="Nimbus Roman No9 L1" fo:font-size="10pt" officeooo:rsid="001605c2" style:font-size-asian="10pt" style:font-name-complex="Nimbus Roman No9 L1" style:font-size-complex="10pt"/>
    </style:style>
    <style:style style:name="T7" style:family="text">
      <style:text-properties style:font-name-asian="Nimbus Roman No9 L1" style:font-name-complex="Nimbus Roman No9 L1"/>
    </style:style>
    <style:style style:name="T8" style:family="text">
      <style:text-properties fo:font-weight="normal" style:font-weight-asian="normal" style:font-name-complex="Nimbus Roman No9 L1" style:font-weight-complex="normal"/>
    </style:style>
    <style:style style:name="T9" style:family="text">
      <style:text-properties fo:font-weight="normal" officeooo:rsid="0022eee4" style:font-weight-asian="normal" style:font-name-complex="Nimbus Roman No9 L1" style:font-weight-complex="normal"/>
    </style:style>
    <style:style style:name="T10" style:family="text">
      <style:text-properties fo:font-weight="normal" officeooo:rsid="002d3b10" style:font-weight-asian="normal" style:font-name-complex="Nimbus Roman No9 L1" style:font-weight-complex="normal"/>
    </style:style>
    <style:style style:name="T11" style:family="text">
      <style:text-properties fo:font-weight="normal" officeooo:rsid="00384643" style:font-weight-asian="normal" style:font-name-complex="Nimbus Roman No9 L1" style:font-weight-complex="normal"/>
    </style:style>
    <style:style style:name="T12" style:family="text">
      <style:text-properties fo:font-weight="normal" officeooo:rsid="003880d4" style:font-weight-asian="normal" style:font-name-complex="Nimbus Roman No9 L1" style:font-weight-complex="normal"/>
    </style:style>
    <style:style style:name="T13" style:family="text">
      <style:text-properties fo:font-weight="normal" officeooo:rsid="00432057" style:font-weight-asian="normal" style:font-name-complex="Nimbus Roman No9 L1" style:font-weight-complex="normal"/>
    </style:style>
    <style:style style:name="T14" style:family="text">
      <style:text-properties style:text-position="super 58%" officeooo:rsid="002a0516"/>
    </style:style>
    <style:style style:name="T15" style:family="text">
      <style:text-properties fo:language="en" fo:country="US" style:font-name-asian="Nimbus Roman No9 L1" style:font-name-complex="Nimbus Roman No9 L1"/>
    </style:style>
    <style:style style:name="T16" style:family="text">
      <style:text-properties fo:language="en" fo:country="US" style:font-name-asian="ヒラギノ角ゴ Pro W3" style:font-name-complex="Nimbus Roman No9 L1"/>
    </style:style>
    <style:style style:name="T17" style:family="text">
      <style:text-properties style:font-name-asian="ヒラギノ角ゴ Pro W3" style:font-name-complex="Nimbus Roman No9 L1"/>
    </style:style>
    <style:style style:name="T18" style:family="text">
      <style:text-properties style:text-position="sub 64%" officeooo:rsid="002a0516"/>
    </style:style>
    <style:style style:name="T19" style:family="text">
      <style:text-properties style:text-position="sub 64%" fo:font-weight="normal" officeooo:rsid="001d9c7e" style:font-weight-asian="normal" style:font-weight-complex="normal"/>
    </style:style>
    <style:style style:name="T20" style:family="text">
      <style:text-properties style:text-position="sub 64%" fo:font-weight="normal" style:font-weight-asian="normal" style:font-name-complex="Nimbus Roman No9 L1" style:font-weight-complex="normal"/>
    </style:style>
    <style:style style:name="T21" style:family="text">
      <style:text-properties style:text-position="sub 64%" fo:font-weight="normal" officeooo:rsid="00432057" style:font-weight-asian="normal" style:font-name-complex="Nimbus Roman No9 L1" style:font-weight-complex="normal"/>
    </style:style>
    <style:style style:name="T22" style:family="text">
      <style:text-properties style:text-position="sub 64%" fo:font-weight="normal" officeooo:rsid="00384643" style:font-weight-asian="normal" style:font-name-complex="Nimbus Roman No9 L1" style:font-weight-complex="normal"/>
    </style:style>
    <style:style style:name="T23" style:family="text">
      <style:text-properties style:text-position="0% 100%" officeooo:rsid="002a0516"/>
    </style:style>
    <style:style style:name="T24" style:family="text">
      <style:text-properties style:text-position="0% 100%" fo:font-weight="normal" style:font-weight-asian="normal" style:font-weight-complex="normal"/>
    </style:style>
    <style:style style:name="T25" style:family="text">
      <style:text-properties style:text-position="0% 100%" fo:font-weight="normal" officeooo:rsid="003880d4" style:font-weight-asian="normal" style:font-weight-complex="normal"/>
    </style:style>
    <style:style style:name="T26" style:family="text">
      <style:text-properties style:text-position="0% 100%" fo:font-weight="normal" officeooo:rsid="00384643" style:font-weight-asian="normal" style:font-weight-complex="normal"/>
    </style:style>
    <style:style style:name="T27" style:family="text">
      <style:text-properties style:text-position="0% 100%" fo:font-weight="normal" officeooo:rsid="001d9c7e" style:font-weight-asian="normal" style:font-weight-complex="normal"/>
    </style:style>
    <style:style style:name="T28" style:family="text">
      <style:text-properties style:text-position="0% 100%" fo:font-weight="normal" officeooo:rsid="003c612b" style:font-weight-asian="normal" style:font-weight-complex="normal"/>
    </style:style>
    <style:style style:name="T29" style:family="text">
      <style:text-properties style:text-position="0% 100%" fo:font-weight="normal" officeooo:rsid="001a9330" style:font-weight-asian="normal" style:font-weight-complex="normal"/>
    </style:style>
    <style:style style:name="T30" style:family="text">
      <style:text-properties style:text-position="0% 100%" fo:font-weight="normal" officeooo:rsid="00161be8" style:font-weight-asian="normal" style:font-weight-complex="normal"/>
    </style:style>
    <style:style style:name="T31" style:family="text">
      <style:text-properties style:text-position="0% 100%" fo:font-weight="normal" officeooo:rsid="002a0516" style:font-weight-asian="normal" style:font-weight-complex="normal"/>
    </style:style>
    <style:style style:name="T32" style:family="text">
      <style:text-properties style:text-position="0% 100%" fo:font-weight="normal" officeooo:rsid="0022eee4" style:font-weight-asian="normal" style:font-weight-complex="normal"/>
    </style:style>
    <style:style style:name="T33" style:family="text">
      <style:text-properties style:text-position="0% 100%" fo:font-weight="normal" officeooo:rsid="002bbe9e" style:font-weight-asian="normal" style:font-weight-complex="normal"/>
    </style:style>
    <style:style style:name="T34" style:family="text">
      <style:text-properties style:text-position="0% 100%" fo:font-weight="normal" officeooo:rsid="003d153e" style:font-weight-asian="normal" style:font-weight-complex="normal"/>
    </style:style>
    <style:style style:name="T35" style:family="text">
      <style:text-properties style:text-position="0% 100%" fo:font-weight="normal" officeooo:rsid="003f2264" style:font-weight-asian="normal" style:font-weight-complex="normal"/>
    </style:style>
    <style:style style:name="T36" style:family="text">
      <style:text-properties officeooo:rsid="002a0516"/>
    </style:style>
    <style:style style:name="T37" style:family="text">
      <style:text-properties style:font-name="Nimbus Roman No9 L" officeooo:rsid="001d9c7e" style:font-name-complex="Nimbus Roman No9 L1"/>
    </style:style>
    <style:style style:name="T38" style:family="text">
      <style:text-properties officeooo:rsid="003c612b"/>
    </style:style>
    <style:style style:name="T39" style:family="text">
      <style:text-properties fo:color="#000000" style:font-name="Nimbus Roman No9 L" officeooo:rsid="003d153e" style:font-name-complex="Nimbus Roman No9 L1"/>
    </style:style>
    <style:style style:name="T40" style:family="text">
      <style:text-properties fo:color="#000000" style:font-name="Nimbus Roman No9 L" officeooo:rsid="003f2264" style:font-name-complex="Nimbus Roman No9 L1"/>
    </style:style>
    <style:style style:name="T41" style:family="text">
      <style:text-properties fo:color="#000000" style:font-name="Nimbus Roman No9 L" officeooo:rsid="003e861f" style:font-name-complex="Nimbus Roman No9 L1"/>
    </style:style>
    <style:style style:name="T42" style:family="text">
      <style:text-properties fo:color="#000000" style:font-name="Nimbus Roman No9 L" officeooo:rsid="003eeb52" style:font-name-complex="Nimbus Roman No9 L1"/>
    </style:style>
    <style:style style:name="T43" style:family="text">
      <style:text-properties fo:color="#000000" style:font-name="Nimbus Roman No9 L" officeooo:rsid="003c612b" style:font-name-complex="Nimbus Roman No9 L1"/>
    </style:style>
    <style:style style:name="T44" style:family="text">
      <style:text-properties fo:color="#000000" style:font-name="Nimbus Roman No9 L" officeooo:rsid="00432057" style:font-name-complex="Nimbus Roman No9 L1"/>
    </style:style>
    <style:style style:name="T45" style:family="text">
      <style:text-properties fo:color="#000000" style:font-name="Nimbus Roman No9 L" fo:font-weight="normal" style:font-weight-asian="normal" style:font-name-complex="Nimbus Roman No9 L1" style:font-weight-complex="normal"/>
    </style:style>
    <style:style style:name="T46" style:family="text">
      <style:text-properties fo:color="#000000" style:font-name="Nimbus Roman No9 L" fo:font-weight="normal" officeooo:rsid="00403212" style:font-weight-asian="normal" style:font-name-complex="Nimbus Roman No9 L1" style:font-weight-complex="normal"/>
    </style:style>
    <style:style style:name="T47" style:family="text">
      <style:text-properties fo:color="#000000" style:font-name="Nimbus Roman No9 L" fo:font-weight="normal" officeooo:rsid="0022eee4" style:font-weight-asian="normal" style:font-name-complex="Nimbus Roman No9 L1" style:font-weight-complex="normal"/>
    </style:style>
    <style:style style:name="T48" style:family="text">
      <style:text-properties fo:color="#000000" style:font-name="Nimbus Roman No9 L" fo:font-weight="normal" officeooo:rsid="002f6b39" style:font-weight-asian="normal" style:font-name-complex="Nimbus Roman No9 L1" style:font-weight-complex="normal"/>
    </style:style>
    <style:style style:name="T49" style:family="text">
      <style:text-properties fo:color="#000000" style:font-name="Nimbus Roman No9 L" fo:font-weight="normal" officeooo:rsid="004185e0" style:font-weight-asian="normal" style:font-name-complex="Nimbus Roman No9 L1" style:font-weight-complex="normal"/>
    </style:style>
    <style:style style:name="T50" style:family="text">
      <style:text-properties fo:color="#000000" style:font-name="Nimbus Roman No9 L" fo:font-weight="bold" style:font-weight-asian="bold" style:font-name-complex="Nimbus Roman No9 L1" style:font-weight-complex="bold"/>
    </style:style>
    <style:style style:name="T51" style:family="text">
      <style:text-properties fo:color="#000000" style:font-name="Nimbus Roman No9 L" fo:font-weight="bold" officeooo:rsid="001605c2" style:font-weight-asian="bold" style:font-name-complex="Nimbus Roman No9 L1" style:font-weight-complex="bold"/>
    </style:style>
    <style:style style:name="T52" style:family="text">
      <style:text-properties fo:color="#000000" style:font-name="Nimbus Roman No9 L" fo:font-weight="bold" style:font-name-asian="Nimbus Roman No9 L1" style:font-weight-asian="bold" style:font-name-complex="Nimbus Roman No9 L1" style:font-weight-complex="bold"/>
    </style:style>
    <style:style style:name="T53" style:family="text">
      <style:text-properties fo:color="#000000" style:text-position="sub 64%" style:font-name="Nimbus Roman No9 L" officeooo:rsid="002a0516" style:font-name-complex="Nimbus Roman No9 L1"/>
    </style:style>
    <style:style style:name="T54" style:family="text">
      <style:text-properties fo:color="#000000" style:text-position="0% 100%" style:font-name="Nimbus Roman No9 L" fo:font-weight="normal" officeooo:rsid="003d153e" style:font-weight-asian="normal" style:font-name-complex="Nimbus Roman No9 L1" style:font-weight-complex="normal"/>
    </style:style>
    <style:style style:name="T55" style:family="text">
      <style:text-properties fo:color="#000000" style:text-position="super 58%" style:font-name="Nimbus Roman No9 L" fo:font-weight="normal" officeooo:rsid="00403212" style:font-weight-asian="normal" style:font-name-complex="Nimbus Roman No9 L1" style:font-weight-complex="normal"/>
    </style:style>
    <style:style style:name="T56" style:family="text">
      <style:text-properties fo:color="#000000" style:font-name="Nimbus Roman No9 L" fo:font-weight="normal" officeooo:rsid="004185e0" style:font-weight-asian="normal" style:font-name-complex="Nimbus Roman No9 L1" style:font-weight-complex="normal"/>
    </style:style>
    <style:style style:name="T57" style:family="text">
      <style:text-properties style:font-name="Nimbus Roman No9 L"/>
    </style:style>
    <style:style style:name="T58" style:family="text">
      <style:text-properties style:font-name="Nimbus Roman No9 L" officeooo:rsid="004185e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DEPARTMENT OF PHYSICS</text:p>
      <text:p text:style-name="P11">PANJAB UNIVERSITY</text:p>
      <text:p text:style-name="P24"/>
      <text:p text:style-name="P10">CHANDIGARH.</text:p>
      <text:p text:style-name="P11">SIX-MONTHLY PROGRESS REPORT</text:p>
      <text:p text:style-name="P23"/>
      <text:p text:style-name="P10">PROFORMA FOR Ph.D. CANDIDATES</text:p>
      <text:p text:style-name="P25"><text:span text:style-name="T1"><text:s/></text:span><text:span text:style-name="T2">From J</text:span><text:span text:style-name="T3">uly</text:span><text:span text:style-name="T2">-</text:span><text:span text:style-name="T3">December</text:span><text:span text:style-name="T2">, 2015</text:span></text:p>
      <text:p text:style-name="P22"/>
      <text:p text:style-name="P44">(To be submitted bi-annually by June, 30th and December, 31st)</text:p>
      <text:p text:style-name="P21"/>
      <text:list xml:id="list2192904675842592123" text:style-name="WW8Num1">
        <text:list-item>
          <text:p text:style-name="P35">Name of the candidate: <text:s/>Anterpreet Kaur</text:p>
        </text:list-item>
      </text:list>
      <text:p text:style-name="P16"/>
      <text:list xml:id="list193639164086632" text:continue-numbering="true" text:style-name="WW8Num1">
        <text:list-item>
          <text:p text:style-name="P37">Faculty: Science </text:p>
        </text:list-item>
      </text:list>
      <text:p text:style-name="P16"/>
      <text:list xml:id="list193640284850620" text:continue-numbering="true" text:style-name="WW8Num1">
        <text:list-item>
          <text:p text:style-name="P37">Department: Physics </text:p>
        </text:list-item>
      </text:list>
      <text:p text:style-name="P16"/>
      <text:list xml:id="list193640302393594" text:continue-numbering="true" text:style-name="WW8Num1">
        <text:list-item>
          <text:p text:style-name="P37">Enrolment No. and Date: <text:s/>13/1033, 10 April , 2013</text:p>
        </text:list-item>
      </text:list>
      <text:p text:style-name="P16"/>
      <text:list xml:id="list193639033870872" text:continue-numbering="true" text:style-name="WW8Num1">
        <text:list-item>
          <text:list>
            <text:list-item>
              <text:p text:style-name="P36"><text:span text:style-name="T4"><text:s text:c="2"/></text:span><text:span text:style-name="T5">Registration No. and Date: <text:s/>N.A.</text:span></text:p>
            </text:list-item>
          </text:list>
        </text:list-item>
      </text:list>
      <text:p text:style-name="P20"/>
      <text:p text:style-name="P1"><text:span text:style-name="T5">6. <text:s/>Tentative/Approved Title: <text:s/>MEASUREMENT OF MULTIJET CROSS-SECTION RATIOS IN <text:s text:c="9"/><text:tab/></text:span><text:span text:style-name="T6">P</text:span><text:span text:style-name="T5">ROTON-PROTON COLLISIONS WITH THE CMS</text:span><text:span text:style-name="T4"> </text:span><text:span text:style-name="T5">DETECTOR AT THE LHC (Tentative) <text:s text:c="54"/></text:span></text:p>
      <text:p text:style-name="P2"/>
      <text:list xml:id="list2289654677069229840" text:style-name="WW8Num3">
        <text:list-item>
          <text:p text:style-name="P38">A summary of the work done during the last six months (Depending upon <text:s/>the stage of Ph. D work) providing details of (i) Review of Literature, (ii) Experimentation/Data Collection, and Field work: (iii) Data Processing: (iv) Data Analysis and Interpretation and (v) Stage of thesis writing with specific reference to the goals set for the previous 6 months. (Separate sheet attached) </text:p>
        </text:list-item>
      </text:list>
      <text:p text:style-name="P16"/>
      <text:list xml:id="list5730572192185540199" text:style-name="WW8Num2">
        <text:list-item>
          <text:p text:style-name="P39">Did you complete the tasks and achieve the goals you had set for the period under </text:p>
        </text:list-item>
      </text:list>
      <text:p text:style-name="P45"><text:span text:style-name="T5">report? Yes/No<text:tab/></text:span><text:span text:style-name="T2">Yes</text:span></text:p>
      <text:p text:style-name="P19"/>
      <text:p text:style-name="P46">If No: Difficulties, Constraints faced in achieving the objectives that had been formulated for the period under report.</text:p>
      <text:p text:style-name="P18"/>
      <text:p text:style-name="P13"/>
      <text:p text:style-name="P9"><text:bookmark text:name="page2"/>Certificate</text:p>
      <text:p text:style-name="P13"/>
      <text:p text:style-name="P43">It is certified that the information provided above is correct to the best of my knowledge. I shall try my best to achieve the above targets during the next six months.</text:p>
      <text:p text:style-name="P43"/>
      <text:p text:style-name="P9">Name of the Candidate: <text:s/>Anterpreet Kaur</text:p>
      <text:p text:style-name="P17"/>
      <text:p text:style-name="P13">Signature with date</text:p>
      <text:p text:style-name="P9"/>
      <text:p text:style-name="P9">Certificate:</text:p>
      <text:p text:style-name="P13"/>
      <text:p text:style-name="P13">Progress report of the candidate:</text:p>
      <text:p text:style-name="P16"/>
      <text:p text:style-name="P13">Satisfactory/Unsatisfactory/Need to be improved</text:p>
      <text:p text:style-name="P15"/>
      <text:p text:style-name="P9">Supervisor Name: <text:s/>Prof. Manjit Kaur</text:p>
      <text:p text:style-name="P14"/>
      <text:p text:style-name="P13">Signature with date:</text:p>
      <text:p text:style-name="P12"/>
      <text:p text:style-name="P9">Counter –Signature of the Chairperson</text:p>
      <text:p text:style-name="P33"/>
      <text:p text:style-name="P32"><text:soft-page-break/>WORK DONE</text:p>
      <text:p text:style-name="P32">Physics Problem</text:p>
      <text:p text:style-name="P40"><text:span text:style-name="T38">The differential jet cross section, in average transverse momentum p</text:span><text:span text:style-name="T18">T</text:span><text:span text:style-name="T36"> is measured for inclusive two jets production as well as for inclusive three jets. Data from LHC (Large Hadron Collider) proton-proton collisions at center of mass energy of 8 TeV, corresponding to an integrated luminosity of 19.71 fb</text:span><text:span text:style-name="T14">−1</text:span><text:span text:style-name="T36">, have been collected with the CMS (Compact Muon Solenoid) detector. Jets are reconstructed with the anti-k</text:span><text:span text:style-name="T18">T</text:span><text:span text:style-name="T36"> clustering algorithm for a jet size parameter R = 0.7 in a phase space region ranging up to an absolute rapidity of | y | &lt; 2.5. </text:span><text:span text:style-name="T23">Appropriate selection criteria has been designed for choosing the best event. </text:span></text:p>
      <text:p text:style-name="P40"/>
      <text:p text:style-name="P40"><text:span text:style-name="T27">The finite detector resolution along with the steeply falling jet p</text:span><text:span text:style-name="T19">T</text:span><text:span text:style-name="T27"> spectrum distorts the measured cross section with respect to the particle level cross-section. </text:span><text:span text:style-name="T25">To </text:span><text:span text:style-name="T26">remove the</text:span><text:span text:style-name="T28">se</text:span><text:span text:style-name="T26"> detector effects from the data results, </text:span><text:span text:style-name="T28">an unfolding procedure has been followed by</text:span><text:span text:style-name="T26"> using the results from the </text:span><text:span text:style-name="T29">M</text:span><text:span text:style-name="T30">ad</text:span><text:span text:style-name="T31">G</text:span><text:span text:style-name="T30">raph+Py</text:span><text:span text:style-name="T29">t</text:span><text:span text:style-name="T30">hia6 </text:span><text:span text:style-name="T31">generator </text:span><text:span text:style-name="T26">M</text:span><text:span text:style-name="T28">onte </text:span><text:span text:style-name="T26">C</text:span><text:span text:style-name="T28">arlo</text:span><text:span text:style-name="T26"> samples </text:span><text:span text:style-name="T28">as well as from </text:span><text:span text:style-name="T31">Next-to-Leading Order (NLO) theory predictions </text:span><text:span text:style-name="T28">by </text:span><text:span text:style-name="T32">us</text:span><text:span text:style-name="T28">ing</text:span><text:span text:style-name="T32"> a custom Toy Monte Carlo </text:span><text:span text:style-name="T33">(MC) </text:span><text:span text:style-name="T28">method</text:span><text:span text:style-name="T31">. </text:span><text:span text:style-name="T28">The unfolded results </text:span><text:span text:style-name="T34">are in agreement with the generator level MC results.</text:span></text:p>
      <text:p text:style-name="P40"/>
      <text:p text:style-name="P42"><text:span text:style-name="T24">A careful examination of </text:span><text:span text:style-name="T35">statistical and </text:span><text:span text:style-name="T24">systematic effects has been carried out :</text:span></text:p>
      <text:list xml:id="list4629565875246359346" text:style-name="L5">
        <text:list-item>
          <text:p text:style-name="P26"><text:span text:style-name="T39">Statistical uncertainties </text:span><text:span text:style-name="T40">on the measured cross-sections are </text:span><text:span text:style-name="T39">from &lt; 1% to 7% for Inclusive 2-jet and from &lt; 1% to 18% </text:span><text:span text:style-name="T40">f</text:span><text:span text:style-name="T54">or Inclusive 3-jet events. </text:span></text:p>
        </text:list-item>
      </text:list>
      <text:list xml:id="list4968376850480524328" text:style-name="L4">
        <text:list-item>
          <text:p text:style-name="P27"><text:span text:style-name="T39">Jet Energy Scale (JES) : The jet energy scale</text:span><text:span text:style-name="T41"> </text:span><text:span text:style-name="T39">uncertainty </text:span><text:span text:style-name="T42">(</text:span><text:span text:style-name="T41">asymmetric</text:span><text:span text:style-name="T42">) </text:span><text:span text:style-name="T39">has been estimated to 3% to 9% for Inclusive 2-jet and from 1% to 15% for Inclusive 3-jet events for particle-flow jets, depending on the jet </text:span><text:span text:style-name="T43">p</text:span><text:span text:style-name="T53">T</text:span><text:span text:style-name="T39"> and η. </text:span><text:span text:style-name="T41">Twenty five</text:span><text:span text:style-name="T39"> individual JES mutually uncorrelated uncertainty sources </text:span><text:span text:style-name="T41">a</text:span><text:span text:style-name="T39">re considered and studied. Each of these represents a signed 1σ variation from a given systematic effect for each ( </text:span><text:span text:style-name="T43">p</text:span><text:span text:style-name="T53">T</text:span><text:span text:style-name="T39">,η) point. The sensitivity of the measurement to each JES uncertainty source was studied by changing all jets transverse momentum as: </text:span><text:span text:style-name="T43">p</text:span><text:span text:style-name="T53">T</text:span><text:span text:style-name="T39">= </text:span><text:span text:style-name="T43">p</text:span><text:span text:style-name="T53">T</text:span><text:span text:style-name="T39"> ( 1 ± Uncertainty source ). </text:span></text:p>
        </text:list-item>
        <text:list-item>
          <text:p text:style-name="P28"><text:span text:style-name="T39">Luminosity uncertainty </text:span><text:span text:style-name="T40">is </text:span><text:span text:style-name="T44">~ </text:span><text:span text:style-name="T39">2.6% </text:span><text:span text:style-name="T40">for 8 TeV CMS 2012 data.</text:span></text:p>
        </text:list-item>
      </text:list>
      <text:p text:style-name="P41"><text:span text:style-name="T37"/></text:p>
      <text:p text:style-name="P29"><text:span text:style-name="T45">I </text:span><text:span text:style-name="T46">presented the </text:span><text:span text:style-name="T47">Synopsis </text:span><text:span text:style-name="T46">approval talk </text:span><text:span text:style-name="T45">under the title '</text:span><text:span text:style-name="T50">MEASUREMENT OF MULTIJET CROSS-SECTION RATIOS IN </text:span><text:span text:style-name="T51">P</text:span><text:span text:style-name="T50">ROTON-PROTON COLLISIONS WITH THE CMS</text:span><text:span text:style-name="T52"> </text:span><text:span text:style-name="T50">DETECTOR AT THE LHC</text:span><text:span text:style-name="T48">'</text:span><text:span text:style-name="T47"> </text:span><text:span text:style-name="T46">on 12</text:span><text:span text:style-name="T55">th</text:span><text:span text:style-name="T46"> October, 2015.</text:span></text:p>
      <text:p text:style-name="P29"/>
      <text:p text:style-name="P30"><text:span text:style-name="T46">I attended </text:span><text:span text:style-name="T49">India-CMS meetings on 1-2 August 2015, 2015 </text:span><text:span text:style-name="T57">at NISER, </text:span><text:span text:style-name="T58">Bhubaneswar</text:span><text:span text:style-name="T57"> </text:span><text:span text:style-name="T58">and </text:span><text:span text:style-name="T49">on 21-22 N</text:span><text:span text:style-name="T49">ovember, 2015 followed by HGCAL Upgrade workshop on 23-24 November, 2015 at </text:span><text:span text:style-name="T57">Tata Institute of Fundamental Research, </text:span><text:span text:style-name="T58">Mumbai</text:span><text:span text:style-name="T49">.</text:span></text:p>
      <text:p text:style-name="P47"/>
      <text:p text:style-name="P47">Future Plans</text:p>
      <text:p text:style-name="P48"><text:s/></text:p>
      <text:list xml:id="list8203344051050655165" text:style-name="WW8Num4">
        <text:list-item>
          <text:p text:style-name="P3"><text:span text:style-name="T12">To </text:span><text:span text:style-name="T13">estimate the systematics uncertainties on the ratio R</text:span><text:span text:style-name="T21">32</text:span><text:span text:style-name="T11">, </text:span><text:span text:style-name="T13">defined as the raio of cross-sections for Inclusive 3-jet events to that for Inclusive 2-jet events.</text:span></text:p>
        </text:list-item>
        <text:list-item>
          <text:p text:style-name="P3"><text:span text:style-name="T13">To measure the cross-sections for <text:s/>Inclusive 4-jet events from 2012 CMS Data, MC samples and to obtain NLO theory predictions. After unfolding the data results, the aim will be to calculate <text:s/>ratio R</text:span><text:span text:style-name="T21">43</text:span><text:span text:style-name="T11">, </text:span><text:span text:style-name="T13">defined as the raio of cross-sections for Inclusive 4-jet events to that for Inclusive 3-jet events.</text:span></text:p>
        </text:list-item>
        <text:list-item>
          <text:p text:style-name="P8"><text:span text:style-name="T8">To calculate statistical and systematic uncertainties for Inclusive 4-jet events and hence for ratio R</text:span><text:span text:style-name="T20">43</text:span><text:span text:style-name="T22">.</text:span></text:p>
        </text:list-item>
        <text:list-item>
          <text:p text:style-name="P4"><text:span text:style-name="T8">To </text:span><text:span text:style-name="T10">participate in workshops, seminars and to attend academic</text:span><text:span text:style-name="T8"> lecture</text:span><text:span text:style-name="T10">s</text:span><text:span text:style-name="T8">.</text:span></text:p>
        </text:list-item>
      </text:list>
      <text:p text:style-name="P34"><text:s text:c="3"/></text:p>
      <text:p text:style-name="P6"><text:span text:style-name="T15"><text:s text:c="20"/></text:span><text:span text:style-name="T16">ANTERPREET KAUR</text:span><text:span text:style-name="T17">,<text:tab/></text:span></text:p>
      <text:p text:style-name="P5"><text:span text:style-name="T7"><text:s text:c="64"/></text:span><text:span text:style-name="T17">DEPARTMENT OF PHYSICS, <text:s text:c="70"/></text:span></text:p>
      <text:p text:style-name="P7"><text:span text:style-name="T7"><text:s text:c="72"/></text:span><text:span text:style-name="T17">PANJAB UNIVERSITY, CHANDIGAR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/>
    <style:font-face style:name="Symbol" svg:font-family="Symbol"/>
    <style:font-face style:name="ヒラギノ角ゴ Pro W3" svg:font-family="'ヒラギノ角ゴ Pro W3'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Roman No9 L1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style:contextual-spacing="false" fo:line-height="115%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true" style:font-name-asian="Times New Roman" style:font-family-asian="'Times New Roman'" style:font-family-generic-asian="roman" style:font-pitch-asian="variable" style:font-size-asian="11pt" style:language-asian="en" style:country-asian="I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WW8Num1z0" style:family="text">
      <style:text-properties fo:color="#000000" style:font-name="Nimbus Roman No9 L1" fo:font-family="'Nimbus Roman No9 L', 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fo:font-weight="bold" style:font-weight-asian="bold" style:font-name-complex="OpenSymbol" style:font-family-complex="OpenSymbol, 'Arial Unicode MS'" style:font-weight-complex="bold"/>
    </style:style>
    <style:style style:name="WW8Num4z1" style:family="text">
      <style:text-properties style:font-name="OpenSymbol" fo:font-family="OpenSymbol, 'Arial Unicode MS'" fo:font-weight="bold" style:font-weight-asian="bold" style:font-name-complex="OpenSymbol" style:font-family-complex="OpenSymbol, 'Arial Unicode MS'" style:font-weight-complex="bold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Absatz-Standardschriftart" style:family="text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fo:font-weight="bold" style:font-name-asian="OpenSymbol" style:font-family-asian="OpenSymbol, 'Arial Unicode MS'" style:font-weight-asian="bold" style:font-name-complex="OpenSymbol" style:font-family-complex="OpenSymbol, 'Arial Unicode MS'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387cm" fo:text-indent="-0.635cm" fo:margin-left="2.387cm"/>
        </style:list-level-properties>
      </text:list-level-style-number>
      <text:list-level-style-number text:level="2" text:style-name="WW8Num1z0" style:num-suffix="." style:num-format="1" text:start-value="5">
        <style:list-level-properties text:list-level-position-and-space-mode="label-alignment">
          <style:list-level-label-alignment text:label-followed-by="listtab" text:list-tab-stop-position="3.657cm" fo:text-indent="-0.635cm" fo:margin-left="3.657cm"/>
        </style:list-level-properties>
      </text:list-level-style-number>
      <text:list-level-style-number text:level="3" text:style-name="WW8Num1z0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8Num1z0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8Num1z0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8Num1z0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8Num1z0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8Num1z0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8Num1z0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0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0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8Num2z0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8Num2z0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8Num2z0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8Num2z0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8Num2z0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8Num2z0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text:style-name="WW8Num3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text:style-name="WW8Num3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text:style-name="WW8Num3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enu thakur</meta:initial-creator>
    <meta:creation-date>2015-01-08T17:34:00</meta:creation-date>
    <dc:date>2016-01-14T19:36:38.417838484</dc:date>
    <meta:print-date>2015-01-19T11:18:00</meta:print-date>
    <meta:editing-cycles>40</meta:editing-cycles>
    <meta:editing-duration>PT5H55M53S</meta:editing-duration>
    <meta:generator>LibreOffice/4.2.8.2$Linux_X86_64 LibreOffice_project/420m0$Build-2</meta:generator>
    <meta:document-statistic meta:table-count="0" meta:image-count="0" meta:object-count="0" meta:page-count="2" meta:paragraph-count="47" meta:word-count="747" meta:character-count="4995" meta:non-whitespace-character-count="3986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